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0.274cm"/>
    </style:style>
    <style:style style:name="P1" style:family="paragraph">
      <loext:graphic-properties draw:fill="none" draw:fill-color="#ffffff"/>
      <style:text-properties fo:font-size="16pt" style:font-size-asian="18pt" style:font-size-complex="18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16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color="#21409a" fo:font-size="1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83cm" svg:height="10.524cm" svg:x="1.017cm" svg:y="1.051cm">
          <draw:text-box>
            <text:p><text:span text:style-name="T1">Time to have a practice!</text:span></text:p>
            <text:p><text:span text:style-name="T2"/></text:p>
            <text:p><text:span text:style-name="T2"/></text:p>
            <text:p><text:span text:style-name="T2"/></text:p>
            <text:p><text:span text:style-name="T2">This will be a </text:span><text:span text:style-name="T3">‘Can we get to the control’</text:span><text:span text:style-name="T2"> trial.</text:span></text:p>
            <text:p><text:span text:style-name="T2"/></text:p>
            <text:p><text:span text:style-name="T2"><text:s text:c="2"/></text:span></text:p>
            <text:p><text:span text:style-name="T2"/></text:p>
            <text:p><text:span text:style-name="T2">Remember not to try and cross uncrossable features! <text:s/>Answer Yes or No using the ‘</text:span><text:span text:style-name="T4">Y</text:span><text:span text:style-name="T2">’ and ‘</text:span><text:span text:style-name="T4">N</text:span><text:span text:style-name="T2">’ keys on the keyboard. <text:s/>Pay attention to what the photograph shows!</text:span></text:p>
            <text:p><text:span text:style-name="T2"/></text:p>
            <text:p><text:span text:style-name="T2"/></text:p>
            <text:p><text:span text:style-name="T2"/></text:p>
            <text:p><text:span text:style-name="T2">Note that the map is only displayed for a very short time: If you are not sure about the answer, guess. <text:s/>It’s not meant to be easy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14T15:37:28.119835320</dc:date>
    <meta:editing-duration>PT1H6M13S</meta:editing-duration>
    <meta:editing-cycles>18</meta:editing-cycles>
    <meta:generator>LibreOffice/6.0.7.3$Linux_X86_64 LibreOffice_project/00m0$Build-3</meta:generator>
    <meta:document-statistic meta:object-count="1"/>
  </office:meta>
</office:document-meta>
</file>